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6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3.6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Shoe Cover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Shoe Covers</text:p>
          </table:table-cell>
          <table:table-cell office:value-type="currency" office:currency="USD" office:value="95" calcext:value-type="currency">
            <text:p>$95.00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2]*[.F2]" office:value-type="currency" office:currency="USD" office:value="95" calcext:value-type="currency">
            <text:p>$95.00</text:p>
          </table:table-cell>
        </table:table-row>
        <table:table-row table:style-name="ro2">
          <table:table-cell office:value-type="string" calcext:value-type="string">
            <text:p>Winter Gloves</text:p>
          </table:table-cell>
          <table:table-cell office:value-type="string" calcext:value-type="string">
            <text:p>Pearl Izumi</text:p>
          </table:table-cell>
          <table:table-cell office:value-type="string" calcext:value-type="string">
            <text:p>AMFib Gel Cycling Gloves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www.rei.com/product/176821/pearl-izumi-amfib-shoe-covers" xlink:type="simple">https://www.rei.com/product/176821/pearl-izumi-amfib-shoe-cover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3]*[.F3]" office:value-type="currency" office:currency="USD" office:value="80" calcext:value-type="currency">
            <text:p>$80.00</text:p>
          </table:table-cell>
        </table:table-row>
        <table:table-row table:style-name="ro2">
          <table:table-cell office:value-type="string" calcext:value-type="string">
            <text:p>Wool Socks</text:p>
          </table:table-cell>
          <table:table-cell office:value-type="string" calcext:value-type="string">
            <text:p>Smartwool</text:p>
          </table:table-cell>
          <table:table-cell office:value-type="string" calcext:value-type="string">
            <text:p>Classic Hike Light Cushion Crew Socks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string" calcext:value-type="string">
            <text:p>[link](<text:a xlink:href="https://www.rei.com/product/193034/smartwool-classic-hike-light-cushion-crew-socks-mens" xlink:type="simple">https://www.rei.com/product/193034/smartwool-classic-hike-light-cushion-crew-socks-mens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4]*[.F4]" office:value-type="currency" office:currency="USD" office:value="42" calcext:value-type="currency">
            <text:p>$42.00</text:p>
          </table:table-cell>
        </table:table-row>
        <table:table-row table:style-name="ro1">
          <table:table-cell office:value-type="string" calcext:value-type="string">
            <text:p>Wool Thermal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Heavyweight Merino Long-Sleeve Base Layer Crew Top</text:p>
          </table:table-cell>
          <table:table-cell office:value-type="currency" office:currency="USD" office:value="99.95" calcext:value-type="currency">
            <text:p>$99.95</text:p>
          </table:table-cell>
          <table:table-cell office:value-type="string" calcext:value-type="string">
            <text:p>[link](<text:a xlink:href="https://www.rei.com/product/234963/rei-co-op-heavyweight-merino-long-sleeve-base-layer-crew-top-mens?redirect-pup=false" xlink:type="simple">https://www.rei.com/product/234963/rei-co-op-heavyweight-merino-long-sleeve-base-layer-crew-top-mens?redirect-pup=false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5]*[.F5]" office:value-type="currency" office:currency="USD" office:value="199.9" calcext:value-type="currency">
            <text:p>$199.90</text:p>
          </table:table-cell>
        </table:table-row>
        <table:table-row table:style-name="ro1">
          <table:table-cell office:value-type="string" calcext:value-type="string">
            <text:p>Lightweight Glove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Merino Gloves</text:p>
          </table:table-cell>
          <table:table-cell office:value-type="currency" office:currency="USD" office:value="45" calcext:value-type="currency">
            <text:p>$45.00</text:p>
          </table:table-cell>
          <table:table-cell office:value-type="string" calcext:value-type="string">
            <text:p>[link](<text:a xlink:href="https://www.ornotbike.com/products/merino-gloves" xlink:type="simple">https://www.ornotbike.com/products/merino-gloves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6]*[.F6]" office:value-type="currency" office:currency="USD" office:value="45" calcext:value-type="currency">
            <text:p>$45.00</text:p>
          </table:table-cell>
        </table:table-row>
        <table:table-row table:style-name="ro1">
          <table:table-cell office:value-type="string" calcext:value-type="string">
            <text:p>Winter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Thermal Cargo Bib Tight</text:p>
          </table:table-cell>
          <table:table-cell office:value-type="currency" office:currency="USD" office:value="248" calcext:value-type="currency">
            <text:p>$248.00</text:p>
          </table:table-cell>
          <table:table-cell office:value-type="string" calcext:value-type="string">
            <text:p>[link](<text:a xlink:href="https://www.ornotbike.com/products/thermal-cargo-bib-tight-obsidian" xlink:type="simple">https://www.ornotbike.com/products/thermal-cargo-bib-tight-obsidian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7]*[.F7]" office:value-type="currency" office:currency="USD" office:value="496" calcext:value-type="currency">
            <text:p>$496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Cargo Bib Short</text:p>
          </table:table-cell>
          <table:table-cell office:value-type="currency" office:currency="USD" office:value="218" calcext:value-type="currency">
            <text:p>$218.00</text:p>
          </table:table-cell>
          <table:table-cell office:value-type="string" calcext:value-type="string">
            <text:p>[link](https://www.ornotbike.com/products/cargo-bib-short-black)</text:p>
          </table:table-cell>
          <table:table-cell office:value-type="float" office:value="2" calcext:value-type="float">
            <text:p>2</text:p>
          </table:table-cell>
          <table:table-cell table:style-name="ce1" table:formula="of:=[.D8]*[.F8]" office:value-type="currency" office:currency="USD" office:value="436" calcext:value-type="currency">
            <text:p>$436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Fog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string" calcext:value-type="string">
            <text:p>[link](<text:a xlink:href="https://www.ornotbike.com/products/mens-house-jersey-fog" xlink:type="simple">https://www.ornotbike.com/products/mens-house-jersey-fog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9]*[.F9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House Jersey Olive</text:p>
          </table:table-cell>
          <table:table-cell office:value-type="currency" office:currency="USD" office:value="155" calcext:value-type="currency">
            <text:p>$155.00</text:p>
          </table:table-cell>
          <table:table-cell office:value-type="string" calcext:value-type="string">
            <text:p>[link](<text:a xlink:href="https://www.ornotbike.com/products/mens-house-jersey-olive" xlink:type="simple">https://www.ornotbike.com/products/mens-house-jersey-olive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0]*[.F10]" office:value-type="currency" office:currency="USD" office:value="155" calcext:value-type="currency">
            <text:p>$155.00</text:p>
          </table:table-cell>
        </table:table-row>
        <table:table-row table:style-name="ro1">
          <table:table-cell office:value-type="string" calcext:value-type="string">
            <text:p>Base Layer</text:p>
          </table:table-cell>
          <table:table-cell office:value-type="string" calcext:value-type="string">
            <text:p>Ornot</text:p>
          </table:table-cell>
          <table:table-cell office:value-type="string" calcext:value-type="string">
            <text:p>Lightweight Base Layer</text:p>
          </table:table-cell>
          <table:table-cell office:value-type="currency" office:currency="USD" office:value="62" calcext:value-type="currency">
            <text:p>$62.00</text:p>
          </table:table-cell>
          <table:table-cell office:value-type="string" calcext:value-type="string">
            <text:p>[link](<text:a xlink:href="https://www.ornotbike.com/collections/base-layers/products/lightweight-base-layer-black" xlink:type="simple">https://www.ornotbike.com/collections/base-layers/products/lightweight-base-layer-black</text:a>)</text:p>
          </table:table-cell>
          <table:table-cell office:value-type="float" office:value="3" calcext:value-type="float">
            <text:p>3</text:p>
          </table:table-cell>
          <table:table-cell table:style-name="ce1" table:formula="of:=[.D11]*[.F11]" office:value-type="currency" office:currency="USD" office:value="186" calcext:value-type="currency">
            <text:p>$186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Jersey</text:p>
          </table:table-cell>
          <table:table-cell office:value-type="currency" office:currency="USD" office:value="149" calcext:value-type="currency">
            <text:p>$149.00</text:p>
          </table:table-cell>
          <table:table-cell office:value-type="string" calcext:value-type="string">
            <text:p>[link](<text:a xlink:href="https://velocio.cc/products/mens-one-jersey?variant=54309137121353" xlink:type="simple">https://velocio.cc/products/mens-one-jersey?variant=54309137121353</text:a>)</text:p>
          </table:table-cell>
          <table:table-cell office:value-type="float" office:value="1" calcext:value-type="float">
            <text:p>1</text:p>
          </table:table-cell>
          <table:table-cell table:style-name="ce1" table:formula="of:=[.D12]*[.F12]" office:value-type="currency" office:currency="USD" office:value="149" calcext:value-type="currency">
            <text:p>$149.00</text:p>
          </table:table-cell>
        </table:table-row>
        <table:table-row table:style-name="ro1">
          <table:table-cell office:value-type="string" calcext:value-type="string">
            <text:p>Bibs</text:p>
          </table:table-cell>
          <table:table-cell office:value-type="string" calcext:value-type="string">
            <text:p>Velocio</text:p>
          </table:table-cell>
          <table:table-cell office:value-type="string" calcext:value-type="string">
            <text:p>ONE Bib Short</text:p>
          </table:table-cell>
          <table:table-cell office:value-type="currency" office:currency="USD" office:value="209" calcext:value-type="currency">
            <text:p>$209.00</text:p>
          </table:table-cell>
          <table:table-cell office:value-type="string" calcext:value-type="string">
            <text:p>[link](https://velocio.cc/products/mens-one-bib-short?variant=54309132763209)</text:p>
          </table:table-cell>
          <table:table-cell office:value-type="float" office:value="1" calcext:value-type="float">
            <text:p>1</text:p>
          </table:table-cell>
          <table:table-cell table:style-name="ce1" table:formula="of:=[.D13]*[.F13]" office:value-type="currency" office:currency="USD" office:value="209" calcext:value-type="currency">
            <text:p>$209.00</text:p>
          </table:table-cell>
        </table:table-row>
        <table:table-row table:style-name="ro1">
          <table:table-cell office:value-type="string" calcext:value-type="string">
            <text:p>Cargo Bibs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Black Bibs Ultimate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theblackbibs.com/collections/mens-bottoms/products/the-black-bibs-ultimate" xlink:type="simple">https://theblackbibs.com/collections/mens-bottoms/products/the-black-bibs-ultimate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4]*[.F14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Base Layer</text:p>
          </table:table-cell>
          <table:table-cell office:value-type="string" calcext:value-type="string">
            <text:p>Black Bibs</text:p>
          </table:table-cell>
          <table:table-cell office:value-type="string" calcext:value-type="string">
            <text:p>Gray Base Layer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string" calcext:value-type="string">
            <text:p>[link](<text:a xlink:href="https://theblackbibs.com/collections/base-layers/products/the-base-layer-gray" xlink:type="simple">https://theblackbibs.com/collections/base-layers/products/the-base-layer-gray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5]*[.F15]"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5bbt</text:p>
          </table:table-cell>
          <table:table-cell office:value-type="string" calcext:value-type="string">
            <text:p>Jersey</text:p>
          </table:table-cell>
          <table:table-cell office:value-type="currency" office:currency="USD" office:value="80" calcext:value-type="currency">
            <text:p>$80.00</text:p>
          </table:table-cell>
          <table:table-cell office:value-type="string" calcext:value-type="string">
            <text:p>[link](<text:a xlink:href="https://www.primalwear.com/pages/bike-ny-products" xlink:type="simple">https://www.primalwear.com/pages/bike-ny-products</text:a>)</text:p>
          </table:table-cell>
          <table:table-cell office:value-type="float" office:value="2" calcext:value-type="float">
            <text:p>2</text:p>
          </table:table-cell>
          <table:table-cell table:style-name="ce1" table:formula="of:=[.D16]*[.F16]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Summer Gloves</text:p>
          </table:table-cell>
          <table:table-cell office:value-type="string" calcext:value-type="string">
            <text:p>Trek</text:p>
          </table:table-cell>
          <table:table-cell office:value-type="string" calcext:value-type="string">
            <text:p>Circuit Twin Gel Cycling Glove</text:p>
          </table:table-cell>
          <table:table-cell office:value-type="currency" office:currency="USD" office:value="43" calcext:value-type="currency">
            <text:p>$43.00</text:p>
          </table:table-cell>
          <table:table-cell office:value-type="string" calcext:value-type="string">
            <text:p>[link](https://www.trekbikes.com/us/en_US/bike-clothing/cycling-gloves/fingerless-cycling-gloves/trek-circuit-twin-gel-unisex-cycling-glove/p/37097/?colorCode=black)</text:p>
          </table:table-cell>
          <table:table-cell office:value-type="float" office:value="1" calcext:value-type="float">
            <text:p>1</text:p>
          </table:table-cell>
          <table:table-cell table:style-name="ce1" table:formula="of:=[.D17]*[.F17]" office:value-type="currency" office:currency="USD" office:value="43" calcext:value-type="currency">
            <text:p>$43.0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 office:value-type="string" calcext:value-type="string">
            <text:p>.</text:p>
          </table:table-cell>
          <table:table-cell table:style-name="ce1" table:formula="of:=SUM([.G3:.G18])" office:value-type="currency" office:currency="USD" office:value="2565.9" calcext:value-type="currency">
            <text:p>$2,565.90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08:58:20.104142161</meta:creation-date>
    <dc:date>2025-11-22T10:52:23.653012113</dc:date>
    <meta:editing-duration>PT13M1S</meta:editing-duration>
    <meta:editing-cycles>2</meta:editing-cycles>
    <meta:generator>LibreOffice/24.2.7.2$Linux_X86_64 LibreOffice_project/420$Build-2</meta:generator>
    <meta:document-statistic meta:table-count="1" meta:cell-count="126" meta:object-count="0"/>
  </office:meta>
</office:document-meta>
</file>